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5dce" officeooo:paragraph-rsid="00105dce"/>
    </style:style>
    <style:style style:name="P2" style:family="paragraph" style:parent-style-name="Standard">
      <style:text-properties officeooo:paragraph-rsid="00105dce"/>
    </style:style>
    <style:style style:name="P3" style:family="paragraph" style:parent-style-name="Standard">
      <style:text-properties officeooo:rsid="00121b1d" officeooo:paragraph-rsid="00121b1d"/>
    </style:style>
    <style:style style:name="T1" style:family="text">
      <style:text-properties officeooo:rsid="00105d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7"/><text:span text:style-name="T3"><text:s/>Local Storage Operator</text:span></text:p>
      <text:p text:style-name="P1"/>
      <text:p text:style-name="P2"><text:span text:style-name="T1">github: </text:span><text:a xlink:type="simple" xlink:href="https://github.com/openshift/local-storage-operator" text:style-name="Internet_20_link" text:visited-style-name="Visited_20_Internet_20_Link">https://github.com/openshift/local-storage-operator</text:a></text:p>
      <text:p text:style-name="P1">design docs:</text:p>
      <text:p text:style-name="P1"/>
      <text:p text:style-name="P3">Resources:</text:p>
      <text:p text:style-name="P3">File vs Block Storage: </text:p>
      <text:p text:style-name="P3"><text:a xlink:type="simple" xlink:href="https://www.youtube.com/watch?v=5EqAXnNm0FE" text:style-name="Internet_20_link" text:visited-style-name="Visited_20_Internet_20_Link">https://www.youtube.com/watch?v=5EqAXnNm0F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8:28:42.608976916</meta:creation-date>
    <dc:date>2020-01-29T18:48:10.767076736</dc:date>
    <meta:editing-duration>PT9M17S</meta:editing-duration>
    <meta:editing-cycles>2</meta:editing-cycles>
    <meta:generator>LibreOffice/6.2.6.2$Linux_X86_64 LibreOffice_project/20$Build-2</meta:generator>
    <meta:document-statistic meta:table-count="0" meta:image-count="0" meta:object-count="0" meta:page-count="1" meta:paragraph-count="6" meta:word-count="13" meta:character-count="217" meta:non-whitespace-character-count="161"/>
  </office:meta>
</office:document-meta>
</file>